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Subtitle"><text:initial-creator>ren</text:initial-creator></text:p>
      <text:p text:style-name="OrgSubtitle"/>
      <text:table-of-content text:style-name="OrgIndexSection" text:protected="true" text:name="Table of Contents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Contents_20_1"><text:a xlink:type="simple" xlink:href="#org4e85abf">1. bpf</text:a></text:p>
          <text:p text:style-name="Contents_20_1"><text:a xlink:type="simple" xlink:href="#org6541b6e">2. 安装bcc</text:a></text:p>
          <text:p text:style-name="Contents_20_1"><text:a xlink:type="simple" xlink:href="#org9b5ee5a">3. BPF程序的种类</text:a></text:p>
          <text:p text:style-name="Contents_20_2"><text:a xlink:type="simple" xlink:href="#orgbadfbd5">3.1. Socket Filter Programs</text:a></text:p>
          <text:p text:style-name="Contents_20_2"><text:a xlink:type="simple" xlink:href="#org0d04452">3.2. Kprobe Programs</text:a></text:p>
          <text:p text:style-name="Contents_20_2"><text:a xlink:type="simple" xlink:href="#orga5e6d4d">3.3. Tracepoint Programs</text:a></text:p>
          <text:p text:style-name="Contents_20_2"><text:a xlink:type="simple" xlink:href="#org9e56365">3.4. XDP Programs</text:a></text:p>
          <text:p text:style-name="Contents_20_2"><text:a xlink:type="simple" xlink:href="#orgf903281">3.5. Perf Event Program</text:a></text:p>
          <text:p text:style-name="Contents_20_2"><text:a xlink:type="simple" xlink:href="#org68b154f">3.6. Cgroup Open Socket Programs</text:a></text:p>
          <text:p text:style-name="Contents_20_2"><text:a xlink:type="simple" xlink:href="#org02d662d">3.7. Socket Option Programs</text:a></text:p>
          <text:p text:style-name="Contents_20_2"><text:a xlink:type="simple" xlink:href="#org62162a5">3.8. Socket Map Programs</text:a></text:p>
          <text:p text:style-name="Contents_20_2"><text:a xlink:type="simple" xlink:href="#org226cfdf">3.9. Cgroup Device Programs</text:a></text:p>
          <text:p text:style-name="Contents_20_2"><text:a xlink:type="simple" xlink:href="#orga58f226">3.10. Socket Message Delivery Programs</text:a></text:p>
          <text:p text:style-name="Contents_20_2"><text:a xlink:type="simple" xlink:href="#org5145c52">3.11. Raw Tracepoint Programs</text:a></text:p>
          <text:p text:style-name="Contents_20_2"><text:a xlink:type="simple" xlink:href="#org9a0c282">3.12. Cgroup Socket Address Programs</text:a></text:p>
          <text:p text:style-name="Contents_20_2"><text:a xlink:type="simple" xlink:href="#orgeba80ba">3.13. Socket Reuseport Programs</text:a></text:p>
          <text:p text:style-name="Contents_20_2"><text:a xlink:type="simple" xlink:href="#org1bd427a">3.14. Flow Dissection Programs</text:a></text:p>
          <text:p text:style-name="Contents_20_1"><text:a xlink:type="simple" xlink:href="#orga0d34be">4. BPF虚拟文件系统</text:a></text:p>
          <text:p text:style-name="Contents_20_2"><text:a xlink:type="simple" xlink:href="#orgd00d05e">4.1. Kprobes示例</text:a></text:p>
          <text:p text:style-name="Contents_20_2"><text:a xlink:type="simple" xlink:href="#org3ccea7b">4.2. Kretprobes示例</text:a></text:p>
          <text:p text:style-name="Contents_20_2"><text:a xlink:type="simple" xlink:href="#org3ebac44">4.3. Tracepoints示例</text:a></text:p>
          <text:p text:style-name="Contents_20_1"><text:a xlink:type="simple" xlink:href="#org632d942">5. User-Space Probes</text:a></text:p>
          <text:p text:style-name="Contents_20_2"><text:a xlink:type="simple" xlink:href="#org77f05ed">5.1. Uprobes</text:a></text:p>
        </text:index-body>
      </text:table-of-content>
      <text:h text:style-name="Heading_20_1" text:outline-level="1" text:is-list-header="false">
<text:bookmark-start text:name="OrgXref.org4e85abf"/>
<text:bookmark text:name="org4e85abf"/>bpf
<text:bookmark-end text:name="OrgXref.org4e85abf"/></text:h>
      <text:h text:style-name="Heading_20_1" text:outline-level="1" text:is-list-header="false">
<text:bookmark-start text:name="OrgXref.org6541b6e"/>
<text:bookmark text:name="org6541b6e"/>安装bcc
<text:bookmark-end text:name="OrgXref.org6541b6e"/></text:h>
      <text:p text:style-name="Text_20_body">在Gentoo中安装，在Gentoo中bcc是被屏蔽掉的
</text:p>
      <text:p text:style-name="OrgSrcBlock">emerge<text:s/>--ask<text:s/>sys-kernel/gentoo-source</text:p>
      <text:p text:style-name="OrgSrcBlock"><text:span text:style-name="OrgSrcFontLockBuiltinFace">echo</text:span><text:s/><text:span text:style-name="OrgSrcFontLockStringFace">"dev-util/bcc"</text:span><text:s/>&gt;&gt;<text:s/>/etc/portage/package.unmask<text:s/></text:p>
      <text:p text:style-name="OrgSrcBlock"><text:span text:style-name="OrgSrcFontLockBuiltinFace">echo</text:span><text:s/><text:span text:style-name="OrgSrcFontLockStringFace">"dev-util/bcc<text:s/>~amd64"</text:span><text:s/>&gt;&gt;<text:s/>/etc/portage/package.keywords</text:p>
      <text:p text:style-name="OrgSrcBlockLastLine">emerge<text:s/>--ask<text:s/>dev-util/bcc</text:p>
      <text:p text:style-name="Text_20_body">在ubuntu中安装，执行下列命令
</text:p>
      <text:p text:style-name="OrgSrcBlock">apt<text:s/>install<text:s/>bcc-tools<text:s/></text:p>
      <text:p text:style-name="OrgSrcBlockLastLine">apt<text:s/>install<text:s/>python3-bpfcc</text:p>
      <text:h text:style-name="Heading_20_1" text:outline-level="1" text:is-list-header="false">
<text:bookmark-start text:name="OrgXref.org9b5ee5a"/>
<text:bookmark text:name="org9b5ee5a"/>BPF程序的种类
<text:bookmark-end text:name="OrgXref.org9b5ee5a"/></text:h>
      <text:h text:style-name="Heading_20_2" text:outline-level="2" text:is-list-header="false">
<text:bookmark-start text:name="OrgXref.orgbadfbd5"/>
<text:bookmark text:name="orgbadfbd5"/>Socket Filter Programs
<text:bookmark-end text:name="OrgXref.orgbadfbd5"/></text:h>
      <text:p text:style-name="Text_20_body">BPF<text:span text:style-name="OrgSubscript">PROG</text:span><text:span text:style-name="OrgSubscript">TYPE</text:span><text:span text:style-name="OrgSubscript">SOCKET</text:span><text:span text:style-name="OrgSubscript">FILTER是第一个初添加到Linux内核的bpf程序</text:span>，当使用这类bpf程序
能够获得在处理socket中所有数据包。Socket filter program不允许用户修改数据包的内容
或数据包的目标地址，仅仅只能作观测使用。你的程序从相关的网络栈中接收数据，比如协议
类型，是被用来传递数据的。
</text:p>
      <text:h text:style-name="Heading_20_2" text:outline-level="2" text:is-list-header="false">
<text:bookmark-start text:name="OrgXref.org0d04452"/>
<text:bookmark text:name="org0d04452"/>Kprobe Programs
<text:bookmark-end text:name="OrgXref.org0d04452"/></text:h>
      <text:p text:style-name="Text_20_body">kprobes是使得在内核中动态附加到某一个调用点的函数，BPF kprobe类型的程序允许你使用
BPF支程序作为kprobe例程。BPF虚拟机确保你的kprobe程序总是安全运行，对于传统的kprobe
模块是一个优点。
</text:p>
      <text:p text:style-name="Text_20_body">当你写一个BPF程序被附加到kprobe中时，需要决定是
</text:p>
      <text:h text:style-name="Heading_20_2" text:outline-level="2" text:is-list-header="false">
<text:bookmark-start text:name="OrgXref.orga5e6d4d"/>
<text:bookmark text:name="orga5e6d4d"/>Tracepoint Programs
<text:bookmark-end text:name="OrgXref.orga5e6d4d"/></text:h>
      <text:h text:style-name="Heading_20_2" text:outline-level="2" text:is-list-header="false">
<text:bookmark-start text:name="OrgXref.org9e56365"/>
<text:bookmark text:name="org9e56365"/>XDP Programs
<text:bookmark-end text:name="OrgXref.org9e56365"/></text:h>
      <text:h text:style-name="Heading_20_2" text:outline-level="2" text:is-list-header="false">
<text:bookmark-start text:name="OrgXref.orgf903281"/>
<text:bookmark text:name="orgf903281"/>Perf Event Program
<text:bookmark-end text:name="OrgXref.orgf903281"/></text:h>
      <text:h text:style-name="Heading_20_2" text:outline-level="2" text:is-list-header="false">
<text:bookmark-start text:name="OrgXref.org68b154f"/>
<text:bookmark text:name="org68b154f"/>Cgroup Open Socket Programs
<text:bookmark-end text:name="OrgXref.org68b154f"/></text:h>
      <text:h text:style-name="Heading_20_2" text:outline-level="2" text:is-list-header="false">
<text:bookmark-start text:name="OrgXref.org02d662d"/>
<text:bookmark text:name="org02d662d"/>Socket Option Programs
<text:bookmark-end text:name="OrgXref.org02d662d"/></text:h>
      <text:h text:style-name="Heading_20_2" text:outline-level="2" text:is-list-header="false">
<text:bookmark-start text:name="OrgXref.org62162a5"/>
<text:bookmark text:name="org62162a5"/>Socket Map Programs
<text:bookmark-end text:name="OrgXref.org62162a5"/></text:h>
      <text:h text:style-name="Heading_20_2" text:outline-level="2" text:is-list-header="false">
<text:bookmark-start text:name="OrgXref.org226cfdf"/>
<text:bookmark text:name="org226cfdf"/>Cgroup Device Programs
<text:bookmark-end text:name="OrgXref.org226cfdf"/></text:h>
      <text:h text:style-name="Heading_20_2" text:outline-level="2" text:is-list-header="false">
<text:bookmark-start text:name="OrgXref.orga58f226"/>
<text:bookmark text:name="orga58f226"/>Socket Message Delivery Programs
<text:bookmark-end text:name="OrgXref.orga58f226"/></text:h>
      <text:h text:style-name="Heading_20_2" text:outline-level="2" text:is-list-header="false">
<text:bookmark-start text:name="OrgXref.org5145c52"/>
<text:bookmark text:name="org5145c52"/>Raw Tracepoint Programs
<text:bookmark-end text:name="OrgXref.org5145c52"/></text:h>
      <text:h text:style-name="Heading_20_2" text:outline-level="2" text:is-list-header="false">
<text:bookmark-start text:name="OrgXref.org9a0c282"/>
<text:bookmark text:name="org9a0c282"/>Cgroup Socket Address Programs
<text:bookmark-end text:name="OrgXref.org9a0c282"/></text:h>
      <text:h text:style-name="Heading_20_2" text:outline-level="2" text:is-list-header="false">
<text:bookmark-start text:name="OrgXref.orgeba80ba"/>
<text:bookmark text:name="orgeba80ba"/>Socket Reuseport Programs
<text:bookmark-end text:name="OrgXref.orgeba80ba"/></text:h>
      <text:h text:style-name="Heading_20_2" text:outline-level="2" text:is-list-header="false">
<text:bookmark-start text:name="OrgXref.org1bd427a"/>
<text:bookmark text:name="org1bd427a"/>Flow Dissection Programs
<text:bookmark-end text:name="OrgXref.org1bd427a"/></text:h>
      <text:h text:style-name="Heading_20_1" text:outline-level="1" text:is-list-header="false">
<text:bookmark-start text:name="OrgXref.orga0d34be"/>
<text:bookmark text:name="orga0d34be"/>BPF虚拟文件系统
<text:bookmark-end text:name="OrgXref.orga0d34be"/></text:h>
      <text:p text:style-name="OrgSrcBlock"><text:span text:style-name="OrgSrcFontLockKeywordFace">static</text:span><text:s/><text:span text:style-name="OrgSrcFontLockKeywordFace">const</text:span><text:s/><text:span text:style-name="OrgSrcFontLockTypeFace">cha</text:span><text:span text:style-name="OrgSrcFontLockTypeFace">r</text:span><text:s/>*<text:s/><text:span text:style-name="OrgSrcFontLockVariableNameFace">file_path</text:span>=<text:span text:style-name="OrgSrcFontLockStringFace">"/sys/fs/bpf/my_array"</text:span>;</text:p>
      <text:p text:style-name="OrgSrcBlock"><text:span text:style-name="OrgSrcFontLockTypeFace">in</text:span><text:span text:style-name="OrgSrcFontLockTypeFace">t</text:span><text:s/><text:span text:style-name="OrgSrcFontLockFunctionNameFace">main</text:span>(<text:span text:style-name="OrgSrcFontLockTypeFace">int</text:span><text:s/><text:span text:style-name="OrgSrcFontLockVariableNameFace">argc</text:span>,<text:s/><text:span text:style-name="OrgSrcFontLockTypeFace">char</text:span><text:s/>**<text:span text:style-name="OrgSrcFontLockVariableNameFace">argv</text:span>)</text:p>
      <text:p text:style-name="OrgSrcBlock">{</text:p>
      <text:p text:style-name="OrgSrcBlock"><text:s/><text:s/><text:span text:style-name="OrgSrcFontLockTypeFace">in</text:span><text:span text:style-name="OrgSrcFontLockTypeFace">t</text:span><text:s/><text:span text:style-name="OrgSrcFontLockVariableNameFace">key</text:span>,<text:s/><text:span text:style-name="OrgSrcFontLockVariableNameFace">value</text:span>,<text:s/><text:span text:style-name="OrgSrcFontLockVariableNameFace">fd</text:span>,<text:s/><text:span text:style-name="OrgSrcFontLockVariableNameFace">added</text:span>,<text:s/><text:span text:style-name="OrgSrcFontLockVariableNameFace">pinned</text:span>;</text:p>
      <text:p text:style-name="OrgSrcBlock"><text:s/><text:s/>fd=bpf_create_map(BPF_MAP_TYPE_ARRAY,<text:span text:style-name="OrgSrcFontLockKeywordFace">sizeof</text:span>(<text:span text:style-name="OrgSrcFontLockTypeFace">int</text:span>),<text:span text:style-name="OrgSrcFontLockKeywordFace">sizeof</text:span>(<text:span text:style-name="OrgSrcFontLockTypeFace">int</text:span>),100,0);</text:p>
      <text:p text:style-name="OrgSrcBlock"><text:s/><text:s/><text:span text:style-name="OrgSrcFontLockKeywordFace">if</text:span>(fd&lt;0){</text:p>
      <text:p text:style-name="OrgSrcBlock"><text:s/><text:s/><text:s/><text:s/>printf(<text:span text:style-name="OrgSrcFontLockStringFace">"Failed<text:s/>to<text:s/>create<text:s/>map:<text:s/>%d<text:s/>(%s)\n"</text:span>,<text:s/>fd,<text:s/>strerror(errno));</text:p>
      <text:p text:style-name="OrgSrcBlock"><text:s/><text:s/><text:s/><text:s/><text:span text:style-name="OrgSrcFontLockKeywordFace">return</text:span><text:s/>-1;</text:p>
      <text:p text:style-name="OrgSrcBlock"><text:s/><text:s/>}</text:p>
      <text:p text:style-name="OrgSrcBlock"><text:s/><text:s/>key=1,value=1234;</text:p>
      <text:p text:style-name="OrgSrcBlock"><text:s/><text:s/>added=bpf_map_update_elem(fd,<text:s/>&amp;key,<text:s/>&amp;value,<text:s/>BPF_ANY);</text:p>
      <text:p text:style-name="OrgSrcBlock"><text:s/><text:s/><text:span text:style-name="OrgSrcFontLockKeywordFace">if</text:span>(added&lt;0){</text:p>
      <text:p text:style-name="OrgSrcBlock"><text:s/><text:s/><text:s/><text:s/>printf(<text:span text:style-name="OrgSrcFontLockStringFace">"Failed<text:s/>to<text:s/>update<text:s/>map:<text:s/>%d<text:s/>(%s)\n"</text:span>,<text:s/>added,<text:s/>strerror(errno));</text:p>
      <text:p text:style-name="OrgSrcBlock"><text:s/><text:s/><text:s/><text:s/><text:span text:style-name="OrgSrcFontLockKeywordFace">return</text:span><text:s/>-1;</text:p>
      <text:p text:style-name="OrgSrcBlock"><text:s/><text:s/>}</text:p>
      <text:p text:style-name="OrgSrcBlock"><text:s/><text:s/>pinned=bpf_obj_pin(fd,<text:s/>file_path);</text:p>
      <text:p text:style-name="OrgSrcBlock"><text:s/><text:s/><text:span text:style-name="OrgSrcFontLockKeywordFace">if</text:span>(pineed&lt;0){</text:p>
      <text:p text:style-name="OrgSrcBlock"><text:s/><text:s/><text:s/><text:s/>printf(<text:span text:style-name="OrgSrcFontLockStringFace">"Failed<text:s/>to<text:s/>pin<text:s/>map<text:s/>to<text:s/>the<text:s/>file<text:s/>system:<text:s/>%d<text:s/>(%s)\n"</text:span>,</text:p>
      <text:p text:style-name="OrgSrcBlock"><text:tab/><text:s/><text:s/><text:s/>pinned,strerror(errno));</text:p>
      <text:p text:style-name="OrgSrcBlock"><text:s/><text:s/><text:s/><text:s/><text:span text:style-name="OrgSrcFontLockKeywordFace">return</text:span><text:s/>-1;</text:p>
      <text:p text:style-name="OrgSrcBlock"><text:s/><text:s/>}</text:p>
      <text:p text:style-name="OrgSrcBlock"><text:s/><text:s/><text:span text:style-name="OrgSrcFontLockKeywordFace">return</text:span><text:s/>0;</text:p>
      <text:p text:style-name="OrgSrcBlockLastLine">}</text:p>
      <text:p text:style-name="OrgSrcBlock"><text:span text:style-name="OrgSrcFontLockKeywordFace">static</text:span><text:s/><text:span text:style-name="OrgSrcFontLockKeywordFace">const</text:span><text:s/><text:span text:style-name="OrgSrcFontLockTypeFace">cha</text:span><text:span text:style-name="OrgSrcFontLockTypeFace">r</text:span><text:s/>*<text:s/><text:span text:style-name="OrgSrcFontLockVariableNameFace">file_path</text:span>=<text:span text:style-name="OrgSrcFontLockStringFace">"/sys/fs/bpf/my_array"</text:span>;</text:p>
      <text:p text:style-name="OrgSrcBlock"/>
      <text:p text:style-name="OrgSrcBlock"><text:span text:style-name="OrgSrcFontLockTypeFace">in</text:span><text:span text:style-name="OrgSrcFontLockTypeFace">t</text:span><text:s/><text:span text:style-name="OrgSrcFontLockFunctionNameFace">main</text:span>(<text:span text:style-name="OrgSrcFontLockTypeFace">int</text:span><text:s/><text:span text:style-name="OrgSrcFontLockVariableNameFace">argc</text:span>,<text:s/><text:span text:style-name="OrgSrcFontLockTypeFace">char</text:span><text:s/>**<text:span text:style-name="OrgSrcFontLockVariableNameFace">argv</text:span>){</text:p>
      <text:p text:style-name="OrgSrcBlock"><text:s/><text:s/><text:span text:style-name="OrgSrcFontLockTypeFace">in</text:span><text:span text:style-name="OrgSrcFontLockTypeFace">t</text:span><text:s/><text:span text:style-name="OrgSrcFontLockVariableNameFace">fd</text:span>,<text:s/><text:span text:style-name="OrgSrcFontLockVariableNameFace">key</text:span>,<text:s/><text:span text:style-name="OrgSrcFontLockVariableNameFace">value</text:span>,<text:s/><text:span text:style-name="OrgSrcFontLockVariableNameFace">result</text:span>;</text:p>
      <text:p text:style-name="OrgSrcBlock"/>
      <text:p text:style-name="OrgSrcBlock"><text:s/><text:s/>fd=bpf_obj_get(file_path);</text:p>
      <text:p text:style-name="OrgSrcBlock"><text:s/><text:s/><text:span text:style-name="OrgSrcFontLockKeywordFace">if</text:span>(fd&lt;0){</text:p>
      <text:p text:style-name="OrgSrcBlock"><text:s/><text:s/><text:s/><text:s/>printf(<text:span text:style-name="OrgSrcFontLockStringFace">"Failed<text:s/>to<text:s/>fetch<text:s/>the<text:s/>map:<text:s/>%d<text:s/>(%s)\n"</text:span>,<text:s/>fd,<text:s/>strerror(errno));</text:p>
      <text:p text:style-name="OrgSrcBlock"><text:s/><text:s/><text:s/><text:s/><text:span text:style-name="OrgSrcFontLockKeywordFace">return</text:span><text:s/>-1;</text:p>
      <text:p text:style-name="OrgSrcBlock"><text:s/><text:s/>}</text:p>
      <text:p text:style-name="OrgSrcBlock"/>
      <text:p text:style-name="OrgSrcBlock"><text:s/><text:s/>key=1;</text:p>
      <text:p text:style-name="OrgSrcBlock"><text:s/><text:s/>result=bpf_map_lookup_elem(fd,<text:s/>&amp;key,<text:s/>&amp;value);</text:p>
      <text:p text:style-name="OrgSrcBlock"><text:s/><text:s/><text:span text:style-name="OrgSrcFontLockKeywordFace">if</text:span>(result&lt;0){</text:p>
      <text:p text:style-name="OrgSrcBlock"><text:s/><text:s/><text:s/><text:s/>printf(<text:span text:style-name="OrgSrcFontLockStringFace">"Failed<text:s/>to<text:s/>read<text:s/>value<text:s/>from<text:s/>the<text:s/>map:<text:s/>%d<text:s/>(%s)\n"</text:span>,</text:p>
      <text:p text:style-name="OrgSrcBlock"><text:tab/><text:s/><text:s/><text:s/>result,<text:s/>strerror(errno));</text:p>
      <text:p text:style-name="OrgSrcBlock"><text:s/><text:s/><text:s/><text:s/><text:span text:style-name="OrgSrcFontLockKeywordFace">return</text:span><text:s/>-1;</text:p>
      <text:p text:style-name="OrgSrcBlock"><text:s/><text:s/>}</text:p>
      <text:p text:style-name="OrgSrcBlock"/>
      <text:p text:style-name="OrgSrcBlock"><text:s/><text:s/>printf(<text:span text:style-name="OrgSrcFontLockStringFace">"Value<text:s/>read<text:s/>from<text:s/>the<text:s/>map:<text:s/></text:span><text:span text:style-name="OrgSrcFontLockStringFace">'</text:span><text:span text:style-name="OrgSrcFontLockStringFace">%d</text:span><text:span text:style-name="OrgSrcFontLockStringFace">'</text:span><text:span text:style-name="OrgSrcFontLockStringFace">\n"</text:span>,<text:s/>value);</text:p>
      <text:p text:style-name="OrgSrcBlock"><text:s/><text:s/><text:span text:style-name="OrgSrcFontLockKeywordFace">return</text:span><text:s/>0;</text:p>
      <text:p text:style-name="OrgSrcBlockLastLine">}</text:p>
      <text:h text:style-name="Heading_20_2" text:outline-level="2" text:is-list-header="false">
<text:bookmark-start text:name="OrgXref.orgd00d05e"/>
<text:bookmark text:name="orgd00d05e"/>Kprobes示例
<text:bookmark-end text:name="OrgXref.orgd00d05e"/></text:h>
      <text:p text:style-name="OrgSrcBlock"><text:span text:style-name="OrgSrcFontLockKeywordFace">from</text:span><text:s/>bcc<text:s/><text:span text:style-name="OrgSrcFontLockKeywordFace">import</text:span><text:s/>BPF</text:p>
      <text:p text:style-name="OrgSrcBlock"><text:span text:style-name="OrgSrcFontLockVariableNameFace">bpf_source</text:span>=<text:span text:style-name="OrgSrcFontLockStringFace">"</text:span><text:span text:style-name="OrgSrcFontLockStringFace">""</text:span></text:p>
      <text:p text:style-name="OrgSrcBlock"><text:span text:style-name="OrgSrcFontLockStringFace">int<text:s/>do_sys_execve(struct<text:s/>pt_regs<text:s/>*ctx,<text:s/>void<text:s/>filename,<text:s/>void<text:s/>argv,<text:s/>void<text:s/>envp){</text:span></text:p>
      <text:p text:style-name="OrgSrcBlock"><text:span text:style-name="OrgSrcFontLockStringFace"><text:s/><text:s/><text:s/><text:s/>char<text:s/>comm[16];</text:span></text:p>
      <text:p text:style-name="OrgSrcBlock"><text:span text:style-name="OrgSrcFontLockStringFace"><text:s/><text:s/><text:s/><text:s/>bpf_get_current_comm(&amp;comm,<text:s/>sizeof(comm));</text:span></text:p>
      <text:p text:style-name="OrgSrcBlock"><text:span text:style-name="OrgSrcFontLockStringFace"><text:s/><text:s/><text:s/><text:s/>bpf_trace_printk("executing<text:s/>program:<text:s/>%s",<text:s/>comm);</text:span></text:p>
      <text:p text:style-name="OrgSrcBlock"><text:span text:style-name="OrgSrcFontLockStringFace"><text:s/><text:s/><text:s/><text:s/>return<text:s/>0;</text:span></text:p>
      <text:p text:style-name="OrgSrcBlock"><text:span text:style-name="OrgSrcFontLockStringFace">}</text:span></text:p>
      <text:p text:style-name="OrgSrcBlock"><text:span text:style-name="OrgSrcFontLockStringFace">""</text:span><text:span text:style-name="OrgSrcFontLockStringFace">"</text:span></text:p>
      <text:p text:style-name="OrgSrcBlock"><text:span text:style-name="OrgSrcFontLockVariableNameFace">bpf</text:span>=BPF(text=bpf_source)</text:p>
      <text:p text:style-name="OrgSrcBlock"><text:span text:style-name="OrgSrcFontLockVariableNameFace">execve_function</text:span>=bpf.get_syscall_fnname(<text:span text:style-name="OrgSrcFontLockStringFace">"execve"</text:span>)</text:p>
      <text:p text:style-name="OrgSrcBlock">bpf.attach_kprobe(event=execve_function,<text:s/>fn_name=<text:span text:style-name="OrgSrcFontLockStringFace">"do_sys_execve"</text:span>)</text:p>
      <text:p text:style-name="OrgSrcBlockLastLine">bpf.trace_print()</text:p>
      <text:p text:style-name="Text_20_body">bpf程序开始时，bpf<text:span text:style-name="OrgSubscript">get</text:span><text:span text:style-name="OrgSubscript">current</text:span><text:span text:style-name="OrgSubscript">comm会先获取当前内核的命令名</text:span>，把它赋给comm变量。
定义的定长数组，因为内核对命令名有16个字符的限制，获取命令之后，把它输出到调试
跟踪，所以用户通过Python脚本，使用BPF获取所有命令
加载BPF程序到内核
关联程序到execve系统调用，不同内核版本的系统调用不同，BCC提供的相关函数使得不
需要记住运行的系统版本
该代码输出到跟踪日志，所有可以看到所有的跟踪信息
</text:p>
      <text:h text:style-name="Heading_20_2" text:outline-level="2" text:is-list-header="false">
<text:bookmark-start text:name="OrgXref.org3ccea7b"/>
<text:bookmark text:name="org3ccea7b"/>Kretprobes示例
<text:bookmark-end text:name="OrgXref.org3ccea7b"/></text:h>
      <text:p text:style-name="OrgSrcBlock"><text:span text:style-name="OrgSrcFontLockKeywordFace">from</text:span><text:s/>bcc<text:s/><text:span text:style-name="OrgSrcFontLockKeywordFace">import</text:span><text:s/>BPF</text:p>
      <text:p text:style-name="OrgSrcBlock"/>
      <text:p text:style-name="OrgSrcBlock"><text:span text:style-name="OrgSrcFontLockVariableNameFace">bpf_source</text:span>=<text:s/><text:span text:style-name="OrgSrcFontLockStringFace">"</text:span><text:span text:style-name="OrgSrcFontLockStringFace">""</text:span></text:p>
      <text:p text:style-name="OrgSrcBlock"><text:span text:style-name="OrgSrcFontLockStringFace">int<text:s/>ret_sys_execve(struct<text:s/>pt_regs<text:s/>*ctx){</text:span></text:p>
      <text:p text:style-name="OrgSrcBlock"><text:span text:style-name="OrgSrcFontLockStringFace">int<text:s/>return_value;</text:span></text:p>
      <text:p text:style-name="OrgSrcBlock"><text:span text:style-name="OrgSrcFontLockStringFace">char<text:s/>comm[16];</text:span></text:p>
      <text:p text:style-name="OrgSrcBlock"><text:span text:style-name="OrgSrcFontLockStringFace">bpf_get_current_comm(&amp;comm,<text:s/>sizeof(comm));</text:span></text:p>
      <text:p text:style-name="OrgSrcBlock"><text:span text:style-name="OrgSrcFontLockStringFace">return_value=PI_REGS_RC(ctx);</text:span></text:p>
      <text:p text:style-name="OrgSrcBlock"/>
      <text:p text:style-name="OrgSrcBlock"><text:span text:style-name="OrgSrcFontLockStringFace">bpf_trace_printk("program:<text:s/>%s,<text:s/>return:<text:s/>%d",<text:s/>comm,<text:s/>return_value);</text:span></text:p>
      <text:p text:style-name="OrgSrcBlock"/>
      <text:p text:style-name="OrgSrcBlock"><text:span text:style-name="OrgSrcFontLockStringFace">return<text:s/>0;</text:span></text:p>
      <text:p text:style-name="OrgSrcBlock"><text:span text:style-name="OrgSrcFontLockStringFace">}</text:span></text:p>
      <text:p text:style-name="OrgSrcBlock"><text:span text:style-name="OrgSrcFontLockStringFace">""</text:span><text:span text:style-name="OrgSrcFontLockStringFace">"</text:span></text:p>
      <text:p text:style-name="OrgSrcBlock"/>
      <text:p text:style-name="OrgSrcBlock"><text:span text:style-name="OrgSrcFontLockVariableNameFace">bpf</text:span>=BPF(text=bpf_source)</text:p>
      <text:p text:style-name="OrgSrcBlock"><text:span text:style-name="OrgSrcFontLockVariableNameFace">execve_function</text:span>=bpf.get_syscall_fnname(<text:span text:style-name="OrgSrcFontLockStringFace">"execve"</text:span>)</text:p>
      <text:p text:style-name="OrgSrcBlock">bpf.attach_kretprobe(event=execve_function,<text:s/>fn_name=<text:span text:style-name="OrgSrcFontLockStringFace">"ret_sys_execve"</text:span>)</text:p>
      <text:p text:style-name="OrgSrcBlockLastLine">bpf.trace_print()</text:p>
      <text:p text:style-name="Text_20_body">定义一个函数实现BPF程序，内核会在execve系统调用之后立刻执行该程序，PT<text:span text:style-name="OrgSubscript">REGS</text:span><text:span text:style-name="OrgSubscript">RC是一个</text:span>
宏，读取从BPF寄存器在特定的上下文的值，也会使用bpf<text:span text:style-name="OrgSubscript">trace</text:span><text:span text:style-name="OrgSubscript">printk输出命令</text:span>，将值输出到
调度日志。
初始化BPF程序接着加载到内核
修改附加函数到attach<text:span text:style-name="OrgSubscript">kretprobe</text:span>
</text:p>
      <text:h text:style-name="Heading_20_2" text:outline-level="2" text:is-list-header="false">
<text:bookmark-start text:name="OrgXref.org3ebac44"/>
<text:bookmark text:name="org3ebac44"/>Tracepoints示例
<text:bookmark-end text:name="OrgXref.org3ebac44"/></text:h>
      <text:p text:style-name="OrgSrcBlock"><text:span text:style-name="OrgSrcFontLockKeywordFace">from</text:span><text:s/>bcc<text:s/><text:span text:style-name="OrgSrcFontLockKeywordFace">import</text:span><text:s/>BPF</text:p>
      <text:p text:style-name="OrgSrcBlock"/>
      <text:p text:style-name="OrgSrcBlock"><text:span text:style-name="OrgSrcFontLockVariableNameFace">bpf_source</text:span>=<text:s/><text:span text:style-name="OrgSrcFontLockStringFace">"</text:span><text:span text:style-name="OrgSrcFontLockStringFace">""</text:span></text:p>
      <text:p text:style-name="OrgSrcBlock"><text:span text:style-name="OrgSrcFontLockStringFace">int<text:s/>trace_bpf_prog_load(void<text:s/>ctx){</text:span></text:p>
      <text:p text:style-name="OrgSrcBlock"><text:span text:style-name="OrgSrcFontLockStringFace">char<text:s/>comm[16];</text:span></text:p>
      <text:p text:style-name="OrgSrcBlock"><text:span text:style-name="OrgSrcFontLockStringFace">bpf_get_current_comm(&amp;comm,<text:s/>sizeof(comm));</text:span></text:p>
      <text:p text:style-name="OrgSrcBlock"/>
      <text:p text:style-name="OrgSrcBlock"><text:span text:style-name="OrgSrcFontLockStringFace">bpf_trace_printk("%s<text:s/>is<text:s/>loading<text:s/>a<text:s/>BPF<text:s/>program",<text:s/>comm);</text:span></text:p>
      <text:p text:style-name="OrgSrcBlock"><text:span text:style-name="OrgSrcFontLockStringFace">return<text:s/>0;</text:span></text:p>
      <text:p text:style-name="OrgSrcBlock"><text:span text:style-name="OrgSrcFontLockStringFace">}</text:span></text:p>
      <text:p text:style-name="OrgSrcBlock"><text:span text:style-name="OrgSrcFontLockStringFace">""</text:span><text:span text:style-name="OrgSrcFontLockStringFace">"</text:span></text:p>
      <text:p text:style-name="OrgSrcBlock"/>
      <text:p text:style-name="OrgSrcBlock"><text:span text:style-name="OrgSrcFontLockVariableNameFace">bpf</text:span>=BPF(text=bpf_source)</text:p>
      <text:p text:style-name="OrgSrcBlock">bpf.attach_tracepoint(tp=<text:span text:style-name="OrgSrcFontLockStringFace">"bpf:bpf_prog_load"</text:span>,</text:p>
      <text:p text:style-name="OrgSrcBlock"><text:tab/><text:tab/><text:s/><text:s/><text:s/><text:s/><text:s/><text:s/>fn_name=<text:span text:style-name="OrgSrcFontLockStringFace">"trace_prog_load"</text:span>)</text:p>
      <text:p text:style-name="OrgSrcBlockLastLine">bpf.trace_print()</text:p>
      <text:p text:style-name="Text_20_body">声明一个函数定义BPF程序，代码有kprobes有些不同
</text:p>
      <text:h text:style-name="Heading_20_1" text:outline-level="1" text:is-list-header="false">
<text:bookmark-start text:name="OrgXref.org632d942"/>
<text:bookmark text:name="org632d942"/>User-Space Probes
<text:bookmark-end text:name="OrgXref.org632d942"/></text:h>
      <text:h text:style-name="Heading_20_2" text:outline-level="2" text:is-list-header="false">
<text:bookmark-start text:name="OrgXref.org77f05ed"/>
<text:bookmark text:name="org77f05ed"/>Uprobes
<text:bookmark-end text:name="OrgXref.org77f05ed"/></text:h>
      <text:p text:style-name="OrgFixedWidthBlock">package main</text:p>
      <text:p text:style-name="OrgFixedWidthBlock">import "fmt"</text:p>
      <text:p text:style-name="OrgFixedWidthBlock">func main(){</text:p>
      <text:p text:style-name="OrgFixedWidthBlock"> <text:s text:c="2"/>fmt.Println("Hello, BPF")</text:p>
      <text:p text:style-name="OrgFixedWidthBlockLastLine">}</text:p>
      <text:p text:style-name="OrgSrcBlock"><text:span text:style-name="OrgSrcFontLockKeywordFace">from</text:span><text:s/>bcc<text:s/><text:span text:style-name="OrgSrcFontLockKeywordFace">import</text:span><text:s/>BPF</text:p>
      <text:p text:style-name="OrgSrcBlock"/>
      <text:p text:style-name="OrgSrcBlock"><text:span text:style-name="OrgSrcFontLockVariableNameFace">bpf_source</text:span>=<text:span text:style-name="OrgSrcFontLockStringFace">"</text:span><text:span text:style-name="OrgSrcFontLockStringFace">""</text:span></text:p>
      <text:p text:style-name="OrgSrcBlock"><text:span text:style-name="OrgSrcFontLockStringFace">int<text:s/>trace_go_main(strcut<text:s/>pt_regs<text:s/>*ctx){</text:span></text:p>
      <text:p text:style-name="OrgSrcBlock"><text:span text:style-name="OrgSrcFontLockStringFace">u64<text:s/>pid=bpf_get_current_tgid();</text:span></text:p>
      <text:p text:style-name="OrgSrcBlock"><text:span text:style-name="OrgSrcFontLockStringFace">bpf_trace_printk("New<text:s/>hello-bpf<text:s/>process<text:s/>running<text:s/>with<text:s/>PID:<text:s/>%d",<text:s/>pid);</text:span></text:p>
      <text:p text:style-name="OrgSrcBlock"><text:span text:style-name="OrgSrcFontLockStringFace">}</text:span></text:p>
      <text:p text:style-name="OrgSrcBlock"><text:span text:style-name="OrgSrcFontLockStringFace">""</text:span><text:span text:style-name="OrgSrcFontLockStringFace">"</text:span></text:p>
      <text:p text:style-name="OrgSrcBlock"/>
      <text:p text:style-name="OrgSrcBlock"><text:span text:style-name="OrgSrcFontLockVariableNameFace">bpf</text:span>=BPF(text=bpf_source)</text:p>
      <text:p text:style-name="OrgSrcBlock">bpf.attach_uprobe(name=<text:span text:style-name="OrgSrcFontLockStringFace">"hello-bpf"</text:span>,</text:p>
      <text:p text:style-name="OrgSrcBlock"><text:tab/><text:tab/><text:s/><text:s/>sym=<text:span text:style-name="OrgSrcFontLockStringFace">"main.main"</text:span>,<text:s/>fn_name=<text:span text:style-name="OrgSrcFontLockStringFace">"trace_go_main"</text:span>)</text:p>
      <text:p text:style-name="OrgSrcBlockLastLine">bpf.trace_print()</text:p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  <style:style style:name="OrgSrcFontLockFunctionNameFace" style:family="text">
      <style:text-properties fo:color="#383a42"/>
    </style:style>
    <style:style style:name="OrgSrcFontLockVariableNameFace" style:family="text">
      <style:text-properties fo:color="#383a42"/>
    </style:style>
    <style:style style:name="OrgSrcFontLockTypeFace" style:family="text">
      <style:text-properties fo:color="#383a42"/>
    </style:style>
    <style:style style:name="OrgSrcFontLockKeywordFace" style:family="text">
      <style:text-properties fo:color="#383a42"/>
    </style:style>
    <style:style style:name="OrgSrcFontLockStringFace" style:family="text">
      <style:text-properties fo:color="#8a3b3c"/>
    </style:style>
    <style:style style:name="OrgSrcFontLockBuiltinFace" style:family="text">
      <style:text-properties fo:color="#383a42"/>
    </style:style>
    <style:style style:name="OrgSrcBlock" style:family="paragraph" style:parent-style-name="Preformatted_20_Text">
      <style:paragraph-properties fo:background-color="#fafafa" fo:padding="0.049cm" fo:border="0.51pt solid #000000" style:shadow="none">
        <style:background-image/>
      </style:paragraph-properties>
      <style:text-properties fo:color="#383a42"/>
    </style:styl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ren</dc:creator>
    <meta:initial-creator>ren</meta:initial-creator>
    <dc:date>2021-04-06T21:53:32</dc:date>
    <meta:creation-date>2021-04-06T21:53:32</meta:creation-date>
    <meta:generator>Emacs 27.1 (Org mode 9.3)</meta:generator>
    <meta:keyword/>
    <dc:subject/>
    <dc:title/>
  </office:meta>
</office:document-meta>
</file>